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normal" officeooo:rsid="0005f484" officeooo:paragraph-rsid="0005f484"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officeooo:rsid="0005f484" officeooo:paragraph-rsid="0005f484"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05f484" officeooo:paragraph-rsid="0005f484"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069a7c" officeooo:paragraph-rsid="00069a7c"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8575c" officeooo:paragraph-rsid="0008575c"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08b39b" officeooo:paragraph-rsid="0008b39b"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0da16a" officeooo:paragraph-rsid="000da16a"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2pt" fo:font-weight="normal" officeooo:rsid="0005f484" officeooo:paragraph-rsid="0005f484"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69a7c" officeooo:paragraph-rsid="00069a7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69a7c" officeooo:paragraph-rsid="00069a7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69a7c" officeooo:paragraph-rsid="0008575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8575c" officeooo:paragraph-rsid="0008575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8b39b" officeooo:paragraph-rsid="0008b39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922e7" officeooo:paragraph-rsid="000922e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a39cd" officeooo:paragraph-rsid="000a39c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b6715" officeooo:paragraph-rsid="000b671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a16a" officeooo:paragraph-rsid="000da16a" style:font-size-asian="10.5pt" style:font-weight-asian="normal" style:font-size-complex="12pt" style:font-weight-complex="normal"/>
    </style:style>
    <style:style style:name="T1" style:family="text">
      <style:text-properties officeooo:rsid="0008575c"/>
    </style:style>
    <style:style style:name="T2" style:family="text">
      <style:text-properties officeooo:rsid="0008b39b"/>
    </style:style>
    <style:style style:name="T3" style:family="text">
      <style:text-properties officeooo:rsid="000a39cd"/>
    </style:style>
    <style:style style:name="T4" style:family="text">
      <style:text-properties officeooo:rsid="000b586b"/>
    </style:style>
    <style:style style:name="T5" style:family="text">
      <style:text-properties officeooo:rsid="000cf4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Rapport de projet réseau</text:p>
      <text:p text:style-name="P2">Langage : C</text:p>
      <text:p text:style-name="P2"/>
      <text:p text:style-name="P3">Simon Bensiam, N°étudiant : 17804489</text:p>
      <text:p text:style-name="P3">sbensiam@gmail.com</text:p>
      <text:p text:style-name="P3"/>
      <text:p text:style-name="P3">L2 Informatique</text:p>
      <text:p text:style-name="P3"/>
      <text:p text:style-name="P3"/>
      <text:p text:style-name="P4">1. Introduction</text:p>
      <text:p text:style-name="P4"/>
      <text:p text:style-name="P9">Le projet décris dans ce rapport consiste en une variante du jeu Monopoly, j’ai réalisé une version simplifié de ce jeu utilisant le protocole TCP/IP. </text:p>
      <text:p text:style-name="P9"/>
      <text:p text:style-name="P9">Le projet est séparé en deux parties, une partie client et une partie serveur. Le plateau de jeu est représenté sans interface graphique, en utilisant uniquement le terminal pour effectuer des actions et simuler le plateau. </text:p>
      <text:p text:style-name="P9"/>
      <text:p text:style-name="P10">Le serveur gère toutes les données de jeu et les envoient aux clients et ceux ci peuvent interagir à certains moments avec le serveur pour effectuer certaines actions. </text:p>
      <text:p text:style-name="P10"/>
      <text:p text:style-name="P10">Le serveur peut accueillir au maximum 5 clients pour lancer une partie à 6 avec un joueur qui joue sur le serveur. </text:p>
      <text:p text:style-name="P10"/>
      <text:p text:style-name="P10">Vous trouverez deux dossiers, un pour le serveur et l’autre pour le client, chacun contenant un exécutable. </text:p>
      <text:p text:style-name="P10"/>
      <text:p text:style-name="P5">2. Compilation</text:p>
      <text:p text:style-name="P5"/>
      <text:p text:style-name="P11">1. Compilation du serveur</text:p>
      <text:p text:style-name="P11"/>
      <text:p text:style-name="P11">Pour lancer un serveur de jeu, il suffit d’effectuer la commande make pour mettre à jour l’exécutable <text:span text:style-name="T1">Serveur</text:span> puis de lancer celui-ci avec certains paramètres. </text:p>
      <text:p text:style-name="P11"/>
      <text:p text:style-name="P13">./Serveur [Numéro de port] [Nom du joueur] [Nombre de joueurs]</text:p>
      <text:p text:style-name="P13"/>
      <text:p text:style-name="P13">Le nom du joueur ne doit pas dépasser 16 caractères.</text:p>
      <text:p text:style-name="P13">Le nombre de joueurs doit être compris entre 2 et 6. </text:p>
      <text:p text:style-name="P13"/>
      <text:p text:style-name="P12">1. Compilation du <text:span text:style-name="T1">client</text:span></text:p>
      <text:p text:style-name="P12"/>
      <text:p text:style-name="P12">Pour lancer un <text:span text:style-name="T1">client</text:span>, il suffit d’effectuer la commande make pour mettre à jour l’exécutable <text:span text:style-name="T1">Client</text:span> puis de lancer celui-ci avec certains paramètres. </text:p>
      <text:p text:style-name="P12"/>
      <text:p text:style-name="P13">./Client [Adresse] [Numéro de port] [Nom du joueur]</text:p>
      <text:p text:style-name="P13"><text:soft-page-break/></text:p>
      <text:p text:style-name="P13">Le nom du joueur ne doit pas dépasser 16 caractères.</text:p>
      <text:p text:style-name="P13"/>
      <text:p text:style-name="P13"/>
      <text:p text:style-name="P13"/>
      <text:p text:style-name="P6">3. Serveur</text:p>
      <text:p text:style-name="P6"/>
      <text:p text:style-name="P13">Une fois que l’exécutable Serveur a été lancé, il attend le nombre de connexions de clients nécessaires au lancement de la partie en fonction du paramètre Nombre de joueurs indiquée lors de l’exécution du programme. </text:p>
      <text:p text:style-name="P13"/>
      <text:p text:style-name="P13">A chaque nouvelle connexion d’un client, <text:span text:style-name="T2">le serveur ouvre une nouvelle socket et reçoit directement après le nom du joueur qui vient de se connecter. Puis le serveur créer un nouveau thread pour maintenir la connexion avec la fonction jeu() qui correspond à la boucle principale de jeu. </text:span></text:p>
      <text:p text:style-name="P13"/>
      <text:p text:style-name="P16">Une fois le nombre voulu de joueurs connectés, le serveur lance la partie, <text:span text:style-name="T4">le jeu se base principalement sur la variable tourj qui correspond au numéro du joueur qui joue actuellement. En effet lors de la création de chaque thread, un numéro de joueur est attribué a celui-ci. Il y a donc 2 principaux état de la boucle de jeu des threads, soit ce n’est pas encore le tour du joueur correspondant à un thread précis et celui-ci se contente d’attendre tout en envoyant toutes les secondes les informations du plateau de jeu au client pour qu’il actualise son affichage. Soit c’est le tour du joueur et il effectue toutes les actions d’un tour de jeu classique, avec comme seul exception que si c’est le tour du joueur qui joue sur le serveur, toutes les actions s’effectue localement et il n’y a aucun échanges avec les clients a part l’actualisation des données de jeu sinon le principe reste le même. </text:span></text:p>
      <text:p text:style-name="P17">On appelle d’abord la fonction lancerDes qui simule un lancer de dés, puis la fonction deplacerPion qui fait avancer le pion du nombre de cases déterminé par lancerDes. Ensuite on envoie les données de jeu au client avec la position du joueur actualisé. Puis c’est au tour de la fonction tourJeu qui est la fonction qui effectue toutes les actions nécessaires en fonction de la case sur laquelle le joueur vient d’atterrir, <text:span text:style-name="T5">c’est-à-dire payer un loyer, acheter une nouvelle propriété, payer des taxes, tomber sur case chance etc. Et enfin la fonction finDeTour qui est appelée à la fin de chaque tour d’un joueur afin d’effectuer les actions possibles à ce moment, soit construire sur une propriétés, soit vendre des construction ou ne rien faire. Une fois que le joueur à choisi de ne rien faire, son tour est terminé et la fonction tourSuivant est appelée qui incrémente la variable tourj. </text:span></text:p>
      <text:p text:style-name="P17"/>
      <text:p text:style-name="P18">Le serveur manipule toutes les données de jeu, à aucun moment un client ne les modifie ce qui rend le jeu plus sécurisé car un client codé différemment avec d’autres règles de jeu pourrait tricher et corrompre une partie. </text:p>
      <text:p text:style-name="P13"/>
      <text:p text:style-name="P13"/>
      <text:p text:style-name="P7">4. Client</text:p>
      <text:p text:style-name="P7"/>
      <text:p text:style-name="P14">Le client fonctionne de façon assez simple, il ne fait qu’attendre de recevoir des données en provenance du serveur et agit en fonction de celles-ci. </text:p>
      <text:p text:style-name="P14"/>
      <text:p text:style-name="P14">Il reconnaît le type d’information qu’il reçoit en fonction des 4 premiers octets du message reçu. </text:p>
      <text:p text:style-name="P14"/>
      <text:p text:style-name="P14">PLT : Ce sont les informations de jeu, c’est-à-dire la position de chaque joueurs, l’argent de chaque joueurs et toutes les informations relatives aux constructions sur le plateau, ainsi que les dés, le nombre total de tours effectués et le joueur qui joue actuellement. A chaque fois qu’il reçoit ce type de message il actualise ses données de jeu et affiche le plateau. </text:p>
      <text:p text:style-name="P14"><text:soft-page-break/></text:p>
      <text:p text:style-name="P14">ACH : Un client reçoit ce type de message quand le joueur qui joue sur ce client viens d’arriver sur une case non achetée et donc que le serveur attend une réponse de sa part. </text:p>
      <text:p text:style-name="P14"/>
      <text:p text:style-name="P15">ACT : Un client reçoit ce type de message à la fin de chaque tour du joueur qui joue sur ce client, le serveur attend une réponse correspondant aux actions que le joueur veut effectuer. </text:p>
      <text:p text:style-name="P15"/>
      <text:p text:style-name="P15">VEN : Un client reçoit ce type de message quand le joueur qui jour sur ce client n’a plus assez d’argent pour payer une dette et est obligé de vendre des constructions. </text:p>
      <text:p text:style-name="P15"/>
      <text:p text:style-name="P15">FIN : Et enfin, tous les clients reçoivent ce signal lorsque qu’un joueur a fait faillite <text:span text:style-name="T3">et que la partie est terminée. </text:span></text:p>
      <text:p text:style-name="P15"/>
      <text:p text:style-name="P8">5. Autres</text:p>
      <text:p text:style-name="P8"/>
      <text:p text:style-name="P18">La principale fonctionnalité manquante à notre jeu est la possibilité d’échanger des propriétés à la fin de chaque tour avec un autre joueur. La prison n’est pas implémentée non plus et certaines règles mineures diffères des règles originales. </text:p>
      <text:p text:style-name="P18"/>
      <text:p text:style-name="P18">Les principales difficultés rencontrées lors du projet sont que nous avions eu du mal à établir un protocole et à s’y tenir, en effet certains d’entre nous avions des difficultés à implémenter certaines fonctionnalités dans le langage de programmation choisi. Nous avons donc au fur et à mesure réduit les possibilités du jeu. Encore aujourd’hui, il y a des différences dans le protocole que nous utilisons et nous n’arrivons pas encore à faire fonctionner nos clients et serveurs ensemb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2:57:13.276104439</meta:creation-date>
    <dc:date>2019-04-22T14:47:23.469879503</dc:date>
    <meta:editing-duration>PT49S</meta:editing-duration>
    <meta:editing-cycles>1</meta:editing-cycles>
    <meta:generator>LibreOffice/6.0.7.3$Linux_X86_64 LibreOffice_project/00m0$Build-3</meta:generator>
    <meta:document-statistic meta:table-count="0" meta:image-count="0" meta:object-count="0" meta:page-count="3" meta:paragraph-count="38" meta:word-count="1036" meta:character-count="6085" meta:non-whitespace-character-count="5065"/>
  </office:meta>
</office:document-meta>
</file>